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InstantiationStrategy.instantiateWithMethodInjection( RootBeanDefinition bd , @ Nullable String beanName , BeanFactory owner , @ Nullable Constructor &lt; ? &gt; ctor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InstantiationStrategy.instantiate( RootBeanDefinition bd , @ Nullable String beanName , BeanFactory owner , final Constructor &lt; ? &gt; ctor , Object ...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InstantiationStrategy.instantiateWithMethodInjection( RootBeanDefinition bd , @ Nullable String beanName , BeanFactory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InstantiationStrategy.instantiate( RootBeanDefinition bd , @ Nullable String beanName , BeanFactory owner , @ Nullable Object factoryBean , final Method factoryMethod , Object ... ar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impleInstantiationStrategy.instantiate( RootBeanDefinition bd , @ Nullable String beanName , BeanFactory own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impleInstantiationStrategy.getCurrentlyInvoked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InstantiationStrategy.setCurrentlyInvokedFactoryMethod( @ Nullable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